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8.1mm"/>
    </style:style>
    <style:style style:name="co5" style:family="table-column">
      <style:table-column-properties fo:break-before="auto" style:column-width="15.05mm"/>
    </style:style>
    <style:style style:name="co6" style:family="table-column">
      <style:table-column-properties fo:break-before="auto" style:column-width="11.5mm"/>
    </style:style>
    <style:style style:name="co7" style:family="table-column">
      <style:table-column-properties fo:break-before="auto" style:column-width="22.56mm"/>
    </style:style>
    <style:style style:name="co8" style:family="table-column">
      <style:table-column-properties fo:break-before="auto" style:column-width="17.5mm"/>
    </style:style>
    <style:style style:name="ro1" style:family="table-row">
      <style:table-row-properties style:row-height="5.15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Wykres_5f_liniowa1">
      <style:table-properties table:display="true" style:writing-mode="lr-tb"/>
    </style:style>
    <style:style style:name="ta2" style:family="table" style:master-page-name="PageStyle_5f_Wykres_5f_liniowa2">
      <style:table-properties table:display="true" style:writing-mode="lr-tb"/>
    </style:style>
    <style:style style:name="ta3" style:family="table" style:master-page-name="PageStyle_5f_Wykres_5f_kwadratowa1">
      <style:table-properties table:display="true" style:writing-mode="lr-tb"/>
    </style:style>
    <style:style style:name="ta4" style:family="table" style:master-page-name="PageStyle_5f_Wykres_5f_kwadratowa2">
      <style:table-properties table:display="true" style:writing-mode="lr-tb"/>
    </style:style>
    <style:style style:name="ta5" style:family="table" style:master-page-name="PageStyle_5f_Wykres_5f_tangens">
      <style:table-properties table:display="true" style:writing-mode="lr-tb"/>
    </style:style>
    <style:style style:name="ta6" style:family="table" style:master-page-name="PageStyle_5f_Wykres_5f_logary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0.74pt solid #3c3c3c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99cc00" fo:padding="0.71mm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0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gr1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4mm" fo:min-width="157.28mm" fo:padding-top="1mm" fo:padding-bottom="1mm" fo:padding-left="1mm" fo:padding-right="1mm" fo:wrap-option="wrap" draw:shadow-color="#80808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30.51mm" fo:min-width="245.07mm" fo:padding-top="1mm" fo:padding-bottom="1mm" fo:padding-left="1mm" fo:padding-right="1mm" fo:wrap-option="wrap" draw:shadow-color="#808080"/>
    </style:style>
    <style:style style:name="gr4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25.48mm" fo:min-width="121.28mm" fo:padding-top="1mm" fo:padding-bottom="1mm" fo:padding-left="1mm" fo:padding-right="1mm" fo:wrap-option="wrap" draw:shadow-color="#808080"/>
    </style:style>
    <style:style style:name="gr5" style:family="graphic">
      <style:graphic-properties fo:border="none"/>
    </style:style>
    <style:style style:name="gr6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mm" fo:min-width="149.8mm" fo:padding-top="1mm" fo:padding-bottom="1mm" fo:padding-left="1mm" fo:padding-right="1mm" fo:wrap-option="wrap" draw:shadow-color="#808080"/>
    </style:style>
    <style:style style:name="gr7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7.96mm" fo:min-width="163.5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/>
    <style:style style:name="P5" style:family="paragraph">
      <style:paragraph-properties fo:text-align="center"/>
    </style:style>
    <style:style style:name="P6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text-position="0% 100%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font-name-complex="Arial" style:font-size-asian="16pt" style:font-size-complex="16pt" style:font-weight-asian="bold" style:font-weight-complex="bold" style:font-style-asian="normal" style:font-style-complex="normal" style:text-position="33% 58%"/>
    </style:style>
    <style:style style:name="T9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font-name-complex="Arial" style:font-size-asian="16pt" style:font-size-complex="16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kres_liniowa1" table:style-name="ta1">
        <office:forms form:automatic-focus="false" form:apply-design-mode="false"/>
        <table:shapes>
          <draw:custom-shape draw:z-index="0" draw:name="Prostokąt 2" draw:style-name="gr1" draw:text-style-name="P2" svg:width="159.28mm" svg:height="19.74mm" svg:x="0mm" svg:y="0.26mm">
            <text:p text:style-name="P1"><text:span text:style-name="T1">Wykres równania: </text:span><text:span text:style-name="T2">y = ax + b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 i b=2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89.64mm" svg:y="35.04mm">
            <loext:p draw:notify-on-update-of-ranges="Wykres_liniowa1.D7:Wykres_liniowa1.D7 Wykres_liniowa1.D8:Wykres_liniowa1.D28 Wykres_liniowa1.E7:Wykres_liniowa1.E7 Wykres_liniowa1.E8:Wykres_liniowa1.E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2"/>
          <table:table-cell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yraz wolny</text:p>
          </table:table-cell>
          <table:table-cell/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-10" calcext:value-type="float">
            <text:p>-10</text:p>
          </table:table-cell>
          <table:table-cell table:style-name="ce5" table:formula="of:=[.$A$8]*[.D8]+[.$B$8]" office:value-type="float" office:value="-8" calcext:value-type="float">
            <text:p>-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8]*[.D9]+[.$B$8]" office:value-type="float" office:value="-7" calcext:value-type="float">
            <text:p>-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8" calcext:value-type="float">
            <text:p>-8</text:p>
          </table:table-cell>
          <table:table-cell table:style-name="ce5" table:formula="of:=[.$A$8]*[.D10]+[.$B$8]" office:value-type="float" office:value="-6" calcext:value-type="float">
            <text:p>-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7" calcext:value-type="float">
            <text:p>-7</text:p>
          </table:table-cell>
          <table:table-cell table:style-name="ce5" table:formula="of:=[.$A$8]*[.D11]+[.$B$8]" office:value-type="float" office:value="-5" calcext:value-type="float">
            <text:p>-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6" calcext:value-type="float">
            <text:p>-6</text:p>
          </table:table-cell>
          <table:table-cell table:style-name="ce5" table:formula="of:=[.$A$8]*[.D12]+[.$B$8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8]*[.D13]+[.$B$8]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8]*[.D14]+[.$B$8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3" calcext:value-type="float">
            <text:p>-3</text:p>
          </table:table-cell>
          <table:table-cell table:style-name="ce5" table:formula="of:=[.$A$8]*[.D15]+[.$B$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2" calcext:value-type="float">
            <text:p>-2</text:p>
          </table:table-cell>
          <table:table-cell table:style-name="ce5" table:formula="of:=[.$A$8]*[.D16]+[.$B$8]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1" calcext:value-type="float">
            <text:p>-1</text:p>
          </table:table-cell>
          <table:table-cell table:style-name="ce5" table:formula="of:=[.$A$8]*[.D17]+[.$B$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8]*[.D18]+[.$B$8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8]*[.D19]+[.$B$8]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8]*[.D20]+[.$B$8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8]*[.D21]+[.$B$8]" office:value-type="float" office:value="5" calcext:value-type="float">
            <text:p>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8]*[.D22]+[.$B$8]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8]*[.D23]+[.$B$8]" office:value-type="float" office:value="7" calcext:value-type="float">
            <text:p>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8]*[.D24]+[.$B$8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8]*[.D25]+[.$B$8]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8]*[.D26]+[.$B$8]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8]*[.D27]+[.$B$8]"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8]*[.D28]+[.$B$8]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liniowa2" table:style-name="ta2">
        <office:forms form:automatic-focus="false" form:apply-design-mode="false"/>
        <table:shapes>
          <draw:frame draw:z-index="0" draw:style-name="gr2" draw:text-style-name="P3" svg:width="159.99mm" svg:height="89.99mm" svg:x="36.46mm" svg:y="11.3mm">
            <loext:p draw:notify-on-update-of-ranges="Wykres_liniowa2.A3:Wykres_liniowa2.A3 Wykres_liniowa2.A4:Wykres_liniowa2.A24 Wykres_liniowa2.B3:Wykres_liniowa2.B3 Wykres_liniowa2.B4:Wykres_liniowa2.B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ce13"/>
        <table:table-column table:style-name="co1" table:number-columns-repeated="1015" table:default-cell-style-name="Default"/>
        <table:table-row table:style-name="ro1">
          <table:table-cell table:style-name="ce6" office:value-type="string" calcext:value-type="string">
            <text:p>Stabelaryzuj i sporządź wykres</text:p>
          </table:table-cell>
          <table:table-cell table:number-columns-repeated="4"/>
          <table:table-cell table:style-name="ce12" office:value-type="string" calcext:value-type="string">
            <text:p>x&gt;=1</text:p>
          </table:table-cell>
          <table:table-cell/>
          <table:table-cell table:style-name="ce6" office:value-type="string" calcext:value-type="string">
            <text:p>x/(x+2)</text:p>
          </table:table-cell>
          <table:table-cell/>
          <table:table-cell table:style-name="ce11" office:value-type="string" calcext:value-type="string">
            <text:p>pocz=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1" office:value-type="string" calcext:value-type="string">
            <text:p>f(x)=</text:p>
          </table:table-cell>
          <table:table-cell table:style-name="ce12" office:value-type="string" calcext:value-type="string">
            <text:p>x&lt;1 i x&gt;0</text:p>
          </table:table-cell>
          <table:table-cell/>
          <table:table-cell table:style-name="ce6" office:value-type="string" calcext:value-type="string">
            <text:p>x*x/3</text:p>
          </table:table-cell>
          <table:table-cell/>
          <table:table-cell table:style-name="ce11" office:value-type="string" calcext:value-type="string">
            <text:p>kon=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3"/>
          <table:table-cell table:style-name="ce12" office:value-type="string" calcext:value-type="string">
            <text:p>x&lt;=0</text:p>
          </table:table-cell>
          <table:table-cell/>
          <table:table-cell table:style-name="ce6" office:value-type="string" calcext:value-type="string">
            <text:p>x/(-3)</text:p>
          </table:table-cell>
          <table:table-cell/>
          <table:table-cell table:style-name="ce11" office:value-type="string" calcext:value-type="string">
            <text:p>krok=</text:p>
          </table:table-cell>
          <table:table-cell table:style-name="ce13" office:value-type="float" office:value="0.15" calcext:value-type="float">
            <text:p>0,15</text:p>
          </table:table-cell>
          <table:table-cell table:number-columns-repeated="1013"/>
        </table:table-row>
        <table:table-row table:style-name="ro4">
          <table:table-cell table:style-name="ce8" table:formula="of:=[.K1]" office:value-type="float" office:value="-1" calcext:value-type="float">
            <text:p>-1</text:p>
          </table:table-cell>
          <table:table-cell table:style-name="ce10" table:formula="of:=IF([.A4]&gt;=1;[.A4]/([.A4]+2);IF([.A4]&gt;0;[.A4]*[.A4]/3;IF([.A4]&lt;=0;[.A4]/(-3);&quot;Błąd&quot;)))" office:value-type="float" office:value="0.333333333333333" calcext:value-type="float">
            <text:p>0,333333333333333</text:p>
          </table:table-cell>
          <table:table-cell table:number-columns-repeated="1022"/>
        </table:table-row>
        <table:table-row table:style-name="ro4">
          <table:table-cell table:style-name="ce8" table:formula="of:=[.A4]+[.$K$3]" office:value-type="float" office:value="-0.85" calcext:value-type="float">
            <text:p>-0,85</text:p>
          </table:table-cell>
          <table:table-cell table:style-name="ce10" table:formula="of:=IF([.A5]&gt;=1;[.A5]/([.A5]+2);IF([.A5]&gt;0;[.A5]*[.A5]/3;IF([.A5]&lt;=0;[.A5]/(-3);&quot;Błąd&quot;)))" office:value-type="float" office:value="0.283333333333333" calcext:value-type="float">
            <text:p>0,283333333333333</text:p>
          </table:table-cell>
          <table:table-cell table:number-columns-repeated="1022"/>
        </table:table-row>
        <table:table-row table:style-name="ro4">
          <table:table-cell table:style-name="ce8" table:formula="of:=[.A5]+[.$K$3]" office:value-type="float" office:value="-0.7" calcext:value-type="float">
            <text:p>-0,7</text:p>
          </table:table-cell>
          <table:table-cell table:style-name="ce10" table:formula="of:=IF([.A6]&gt;=1;[.A6]/([.A6]+2);IF([.A6]&gt;0;[.A6]*[.A6]/3;IF([.A6]&lt;=0;[.A6]/(-3);&quot;Błąd&quot;)))" office:value-type="float" office:value="0.233333333333333" calcext:value-type="float">
            <text:p>0,233333333333333</text:p>
          </table:table-cell>
          <table:table-cell table:number-columns-repeated="1022"/>
        </table:table-row>
        <table:table-row table:style-name="ro4">
          <table:table-cell table:style-name="ce8" table:formula="of:=[.A6]+[.$K$3]" office:value-type="float" office:value="-0.55" calcext:value-type="float">
            <text:p>-0,55</text:p>
          </table:table-cell>
          <table:table-cell table:style-name="ce10" table:formula="of:=IF([.A7]&gt;=1;[.A7]/([.A7]+2);IF([.A7]&gt;0;[.A7]*[.A7]/3;IF([.A7]&lt;=0;[.A7]/(-3);&quot;Błąd&quot;)))" office:value-type="float" office:value="0.183333333333333" calcext:value-type="float">
            <text:p>0,183333333333333</text:p>
          </table:table-cell>
          <table:table-cell table:number-columns-repeated="1022"/>
        </table:table-row>
        <table:table-row table:style-name="ro4">
          <table:table-cell table:style-name="ce8" table:formula="of:=[.A7]+[.$K$3]" office:value-type="float" office:value="-0.4" calcext:value-type="float">
            <text:p>-0,4</text:p>
          </table:table-cell>
          <table:table-cell table:style-name="ce10" table:formula="of:=IF([.A8]&gt;=1;[.A8]/([.A8]+2);IF([.A8]&gt;0;[.A8]*[.A8]/3;IF([.A8]&lt;=0;[.A8]/(-3);&quot;Błąd&quot;)))" office:value-type="float" office:value="0.133333333333333" calcext:value-type="float">
            <text:p>0,133333333333333</text:p>
          </table:table-cell>
          <table:table-cell table:number-columns-repeated="1022"/>
        </table:table-row>
        <table:table-row table:style-name="ro4">
          <table:table-cell table:style-name="ce8" table:formula="of:=[.A8]+[.$K$3]" office:value-type="float" office:value="-0.25" calcext:value-type="float">
            <text:p>-0,25</text:p>
          </table:table-cell>
          <table:table-cell table:style-name="ce10" table:formula="of:=IF([.A9]&gt;=1;[.A9]/([.A9]+2);IF([.A9]&gt;0;[.A9]*[.A9]/3;IF([.A9]&lt;=0;[.A9]/(-3);&quot;Błąd&quot;)))" office:value-type="float" office:value="0.0833333333333333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table:formula="of:=[.A9]+[.$K$3]" office:value-type="float" office:value="-0.1" calcext:value-type="float">
            <text:p>-0,1</text:p>
          </table:table-cell>
          <table:table-cell table:style-name="ce10" table:formula="of:=IF([.A10]&gt;=1;[.A10]/([.A10]+2);IF([.A10]&gt;0;[.A10]*[.A10]/3;IF([.A10]&lt;=0;[.A10]/(-3);&quot;Błąd&quot;)))" office:value-type="float" office:value="0.0333333333333333" calcext:value-type="float">
            <text:p>0,033333333333333</text:p>
          </table:table-cell>
          <table:table-cell table:number-columns-repeated="1022"/>
        </table:table-row>
        <table:table-row table:style-name="ro4">
          <table:table-cell table:style-name="ce8" table:formula="of:=[.A10]+[.$K$3]" office:value-type="float" office:value="0.0500000000000001" calcext:value-type="float">
            <text:p>0,05</text:p>
          </table:table-cell>
          <table:table-cell table:style-name="ce10" table:formula="of:=IF([.A11]&gt;=1;[.A11]/([.A11]+2);IF([.A11]&gt;0;[.A11]*[.A11]/3;IF([.A11]&lt;=0;[.A11]/(-3);&quot;Błąd&quot;)))" office:value-type="float" office:value="0.000833333333333336" calcext:value-type="float">
            <text:p>0,000833333333333</text:p>
          </table:table-cell>
          <table:table-cell table:number-columns-repeated="1022"/>
        </table:table-row>
        <table:table-row table:style-name="ro4">
          <table:table-cell table:style-name="ce8" table:formula="of:=[.A11]+[.$K$3]" office:value-type="float" office:value="0.2" calcext:value-type="float">
            <text:p>0,2</text:p>
          </table:table-cell>
          <table:table-cell table:style-name="ce10" table:formula="of:=IF([.A12]&gt;=1;[.A12]/([.A12]+2);IF([.A12]&gt;0;[.A12]*[.A12]/3;IF([.A12]&lt;=0;[.A12]/(-3);&quot;Błąd&quot;)))" office:value-type="float" office:value="0.0133333333333333" calcext:value-type="float">
            <text:p>0,013333333333333</text:p>
          </table:table-cell>
          <table:table-cell table:number-columns-repeated="1022"/>
        </table:table-row>
        <table:table-row table:style-name="ro4">
          <table:table-cell table:style-name="ce8" table:formula="of:=[.A12]+[.$K$3]" office:value-type="float" office:value="0.35" calcext:value-type="float">
            <text:p>0,35</text:p>
          </table:table-cell>
          <table:table-cell table:style-name="ce10" table:formula="of:=IF([.A13]&gt;=1;[.A13]/([.A13]+2);IF([.A13]&gt;0;[.A13]*[.A13]/3;IF([.A13]&lt;=0;[.A13]/(-3);&quot;Błąd&quot;)))" office:value-type="float" office:value="0.0408333333333334" calcext:value-type="float">
            <text:p>0,040833333333333</text:p>
          </table:table-cell>
          <table:table-cell table:number-columns-repeated="1022"/>
        </table:table-row>
        <table:table-row table:style-name="ro4">
          <table:table-cell table:style-name="ce8" table:formula="of:=[.A13]+[.$K$3]" office:value-type="float" office:value="0.5" calcext:value-type="float">
            <text:p>0,5</text:p>
          </table:table-cell>
          <table:table-cell table:style-name="ce10" table:formula="of:=IF([.A14]&gt;=1;[.A14]/([.A14]+2);IF([.A14]&gt;0;[.A14]*[.A14]/3;IF([.A14]&lt;=0;[.A14]/(-3);&quot;Błąd&quot;)))" office:value-type="float" office:value="0.0833333333333334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table:formula="of:=[.A14]+[.$K$3]" office:value-type="float" office:value="0.65" calcext:value-type="float">
            <text:p>0,65</text:p>
          </table:table-cell>
          <table:table-cell table:style-name="ce10" table:formula="of:=IF([.A15]&gt;=1;[.A15]/([.A15]+2);IF([.A15]&gt;0;[.A15]*[.A15]/3;IF([.A15]&lt;=0;[.A15]/(-3);&quot;Błąd&quot;)))" office:value-type="float" office:value="0.140833333333333" calcext:value-type="float">
            <text:p>0,140833333333333</text:p>
          </table:table-cell>
          <table:table-cell table:number-columns-repeated="1022"/>
        </table:table-row>
        <table:table-row table:style-name="ro4">
          <table:table-cell table:style-name="ce8" table:formula="of:=[.A15]+[.$K$3]" office:value-type="float" office:value="0.8" calcext:value-type="float">
            <text:p>0,8</text:p>
          </table:table-cell>
          <table:table-cell table:style-name="ce10" table:formula="of:=IF([.A16]&gt;=1;[.A16]/([.A16]+2);IF([.A16]&gt;0;[.A16]*[.A16]/3;IF([.A16]&lt;=0;[.A16]/(-3);&quot;Błąd&quot;)))" office:value-type="float" office:value="0.213333333333333" calcext:value-type="float">
            <text:p>0,213333333333333</text:p>
          </table:table-cell>
          <table:table-cell table:number-columns-repeated="1022"/>
        </table:table-row>
        <table:table-row table:style-name="ro4">
          <table:table-cell table:style-name="ce8" table:formula="of:=[.A16]+[.$K$3]" office:value-type="float" office:value="0.95" calcext:value-type="float">
            <text:p>0,95</text:p>
          </table:table-cell>
          <table:table-cell table:style-name="ce10" table:formula="of:=IF([.A17]&gt;=1;[.A17]/([.A17]+2);IF([.A17]&gt;0;[.A17]*[.A17]/3;IF([.A17]&lt;=0;[.A17]/(-3);&quot;Błąd&quot;)))" office:value-type="float" office:value="0.300833333333333" calcext:value-type="float">
            <text:p>0,300833333333333</text:p>
          </table:table-cell>
          <table:table-cell table:number-columns-repeated="1022"/>
        </table:table-row>
        <table:table-row table:style-name="ro4">
          <table:table-cell table:style-name="ce8" table:formula="of:=[.A17]+[.$K$3]" office:value-type="float" office:value="1.1" calcext:value-type="float">
            <text:p>1,1</text:p>
          </table:table-cell>
          <table:table-cell table:style-name="ce10" table:formula="of:=IF([.A18]&gt;=1;[.A18]/([.A18]+2);IF([.A18]&gt;0;[.A18]*[.A18]/3;IF([.A18]&lt;=0;[.A18]/(-3);&quot;Błąd&quot;)))" office:value-type="float" office:value="0.354838709677419" calcext:value-type="float">
            <text:p>0,354838709677419</text:p>
          </table:table-cell>
          <table:table-cell table:number-columns-repeated="1022"/>
        </table:table-row>
        <table:table-row table:style-name="ro4">
          <table:table-cell table:style-name="ce8" table:formula="of:=[.A18]+[.$K$3]" office:value-type="float" office:value="1.25" calcext:value-type="float">
            <text:p>1,25</text:p>
          </table:table-cell>
          <table:table-cell table:style-name="ce10" table:formula="of:=IF([.A19]&gt;=1;[.A19]/([.A19]+2);IF([.A19]&gt;0;[.A19]*[.A19]/3;IF([.A19]&lt;=0;[.A19]/(-3);&quot;Błąd&quot;)))" office:value-type="float" office:value="0.384615384615385" calcext:value-type="float">
            <text:p>0,384615384615385</text:p>
          </table:table-cell>
          <table:table-cell table:number-columns-repeated="1022"/>
        </table:table-row>
        <table:table-row table:style-name="ro4">
          <table:table-cell table:style-name="ce8" table:formula="of:=[.A19]+[.$K$3]" office:value-type="float" office:value="1.4" calcext:value-type="float">
            <text:p>1,4</text:p>
          </table:table-cell>
          <table:table-cell table:style-name="ce10" table:formula="of:=IF([.A20]&gt;=1;[.A20]/([.A20]+2);IF([.A20]&gt;0;[.A20]*[.A20]/3;IF([.A20]&lt;=0;[.A20]/(-3);&quot;Błąd&quot;)))" office:value-type="float" office:value="0.411764705882353" calcext:value-type="float">
            <text:p>0,411764705882353</text:p>
          </table:table-cell>
          <table:table-cell table:number-columns-repeated="1022"/>
        </table:table-row>
        <table:table-row table:style-name="ro4">
          <table:table-cell table:style-name="ce8" table:formula="of:=[.A20]+[.$K$3]" office:value-type="float" office:value="1.55" calcext:value-type="float">
            <text:p>1,55</text:p>
          </table:table-cell>
          <table:table-cell table:style-name="ce10" table:formula="of:=IF([.A21]&gt;=1;[.A21]/([.A21]+2);IF([.A21]&gt;0;[.A21]*[.A21]/3;IF([.A21]&lt;=0;[.A21]/(-3);&quot;Błąd&quot;)))" office:value-type="float" office:value="0.436619718309859" calcext:value-type="float">
            <text:p>0,436619718309859</text:p>
          </table:table-cell>
          <table:table-cell table:number-columns-repeated="1022"/>
        </table:table-row>
        <table:table-row table:style-name="ro4">
          <table:table-cell table:style-name="ce8" table:formula="of:=[.A21]+[.$K$3]" office:value-type="float" office:value="1.7" calcext:value-type="float">
            <text:p>1,7</text:p>
          </table:table-cell>
          <table:table-cell table:style-name="ce10" table:formula="of:=IF([.A22]&gt;=1;[.A22]/([.A22]+2);IF([.A22]&gt;0;[.A22]*[.A22]/3;IF([.A22]&lt;=0;[.A22]/(-3);&quot;Błąd&quot;)))" office:value-type="float" office:value="0.459459459459459" calcext:value-type="float">
            <text:p>0,459459459459459</text:p>
          </table:table-cell>
          <table:table-cell table:number-columns-repeated="1022"/>
        </table:table-row>
        <table:table-row table:style-name="ro4">
          <table:table-cell table:style-name="ce8" table:formula="of:=[.A22]+[.$K$3]" office:value-type="float" office:value="1.85" calcext:value-type="float">
            <text:p>1,85</text:p>
          </table:table-cell>
          <table:table-cell table:style-name="ce10" table:formula="of:=IF([.A23]&gt;=1;[.A23]/([.A23]+2);IF([.A23]&gt;0;[.A23]*[.A23]/3;IF([.A23]&lt;=0;[.A23]/(-3);&quot;Błąd&quot;)))" office:value-type="float" office:value="0.48051948051948" calcext:value-type="float">
            <text:p>0,48051948051948</text:p>
          </table:table-cell>
          <table:table-cell table:number-columns-repeated="1022"/>
        </table:table-row>
        <table:table-row table:style-name="ro4">
          <table:table-cell table:style-name="ce8" table:formula="of:=[.K2]" office:value-type="float" office:value="2" calcext:value-type="float">
            <text:p>2</text:p>
          </table:table-cell>
          <table:table-cell table:style-name="ce10" table:formula="of:=IF([.A24]&gt;=1;[.A24]/([.A24]+2);IF([.A24]&gt;0;[.A24]*[.A24]/3;IF([.A24]&lt;=0;[.A24]/(-3);&quot;Błąd&quot;)))" office:value-type="float" office:value="0.5" calcext:value-type="float">
            <text:p>0,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1" table:style-name="ta3">
        <office:forms form:automatic-focus="false" form:apply-design-mode="false"/>
        <table:shapes>
          <draw:custom-shape draw:z-index="0" draw:name="Prostokąt 2" draw:style-name="gr3" draw:text-style-name="P2" svg:width="247.07mm" svg:height="32.51mm" svg:x="0.02mm" svg:y="0mm">
            <text:p text:style-name="P1"><text:span text:style-name="T1">Wykres równania: </text:span><text:span text:style-name="T2">y = ax</text:span><text:span text:style-name="T3">2</text:span><text:span text:style-name="T2"> +bx + c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, b=-2i c=3. W komórce B10 wstaw formułę liczącą współczynnik równania (</text:span><text:span text:style-name="T1">∆</text:span><text:span text:style-name="T1"> = </text:span><text:span text:style-name="T2">b</text:span><text:span text:style-name="T3">2</text:span><text:span text:style-name="T2">-4ac</text:span><text:span text:style-name="T1">).</text:span></text:p>
            <text:p text:style-name="P1"><text:span text:style-name="T1">W zależności od wartości współczynnika </text:span><text:span text:style-name="T4">∆</text:span><text:span text:style-name="T1">, wstaw formuły liczące pierwiastki.</text:span></text:p>
            <text:p text:style-name="P1"><text:span text:style-name="T1">Dla </text:span><text:span text:style-name="T4">∆</text:span><text:span text:style-name="T1"> &gt; 0, </text:span><text:span text:style-name="T2">x</text:span><text:span text:style-name="T5">1</text:span><text:span text:style-name="T2">=-b-pierw(</text:span><text:span text:style-name="T4">∆</text:span><text:span text:style-name="T2">)/2a</text:span><text:span text:style-name="T1">, </text:span><text:span text:style-name="T2">x</text:span><text:span text:style-name="T5">2</text:span><text:span text:style-name="T2">=-b+pierw(</text:span><text:span text:style-name="T4">∆</text:span><text:span text:style-name="T2">)/2a</text:span><text:span text:style-name="T1">. Dla </text:span><text:span text:style-name="T4">∆</text:span><text:span text:style-name="T1"> = 0, </text:span><text:span text:style-name="T2">x</text:span><text:span text:style-name="T5">1</text:span><text:span text:style-name="T2">=-b/2a</text:span><text:span text:style-name="T1">. Dla </text:span><text:span text:style-name="T4">∆</text:span><text:span text:style-name="T1"> &lt; 0, brak rozwiązań.</text:span></text:p>
            <text:p text:style-name="P1"><text:span text:style-name="T1">Wstaw formuły liczące współrzędne wierzchołka paraboli. </text:span><text:span text:style-name="T2">x</text:span><text:span text:style-name="T5">w</text:span><text:span text:style-name="T2">=-b/2a</text:span><text:span text:style-name="T1">, </text:span><text:span text:style-name="T2">y</text:span><text:span text:style-name="T5">w</text:span><text:span text:style-name="T2">=-</text:span><text:span text:style-name="T4">∆</text:span><text:span text:style-name="T2">/4a</text:span><text:span text:style-name="T1">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89.64mm" svg:y="45.99mm">
            <loext:p draw:notify-on-update-of-ranges="Wykres_kwadratowa1.D9:Wykres_kwadratowa1.D9 Wykres_kwadratowa1.D10:Wykres_kwadratowa1.D30 Wykres_kwadratowa1.E9:Wykres_kwadratowa1.E9 Wykres_kwadratowa1.E10:Wykres_kwadratowa1.E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7">
          <table:table-cell table:style-name="ce14"/>
          <table:table-cell/>
          <table:table-cell table:style-name="ce1"/>
          <table:table-cell table:number-columns-repeated="1021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spółczynnik b</text:p>
          </table:table-cell>
          <table:table-cell table:style-name="ce3" office:value-type="string" calcext:value-type="string">
            <text:p>Wyraz wolny</text:p>
          </table:table-cell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formula="of:=[.$A$10]*[.D10]^2+[.$B$10]*[.D10]+[.$C$10]" office:value-type="float" office:value="112" calcext:value-type="float">
            <text:p>11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10]*[.D11]^2+[.$B$10]*[.D11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table:style-name="ce15" office:value-type="string" calcext:value-type="string">
            <text:p>∆</text:p>
          </table:table-cell>
          <table:table-cell table:style-name="ce5" table:formula="of:=[.B10]^2-4*[.A10]*[.C10]" office:value-type="float" office:value="-7" calcext:value-type="float">
            <text:p>-7</text:p>
          </table:table-cell>
          <table:table-cell/>
          <table:table-cell table:style-name="ce5" office:value-type="float" office:value="-8" calcext:value-type="float">
            <text:p>-8</text:p>
          </table:table-cell>
          <table:table-cell table:style-name="ce5" table:formula="of:=[.$A$10]*[.D12]^2+[.$B$10]*[.D12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1</text:p>
          </table:table-cell>
          <table:table-cell table:style-name="ce5" table:formula="of:=IF([.B12]&gt;0;-[.B10]-SQRT([.B12]);IF([.B12]=0;-[.B10]/2*[.A10];IF([.B12]&lt;0;&quot;Brak rozwiązania&quot;;&quot;Bąłd&quot;)))" office:value-type="string" office:string-value="Brak rozwiązania" calcext:value-type="string">
            <text:p>Brak rozwiązania</text:p>
          </table:table-cell>
          <table:table-cell/>
          <table:table-cell table:style-name="ce5" office:value-type="float" office:value="-7" calcext:value-type="float">
            <text:p>-7</text:p>
          </table:table-cell>
          <table:table-cell table:style-name="ce5" table:formula="of:=[.$A$10]*[.D13]^2+[.$B$10]*[.D13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2</text:p>
          </table:table-cell>
          <table:table-cell table:style-name="ce5" table:formula="of:=IF([.B12]&gt;0;-[.B10]+SQRT([.B12]);IF([.B12]=0;-[.B10]/2*[.A10];IF([.B12]&lt;0;&quot;Brak rozwiązania&quot;;&quot;Bąłd&quot;)))" office:value-type="string" office:string-value="Brak rozwiązania" calcext:value-type="string">
            <text:p>Brak rozwiązania</text:p>
          </table:table-cell>
          <table:table-cell/>
          <table:table-cell table:style-name="ce5" office:value-type="float" office:value="-6" calcext:value-type="float">
            <text:p>-6</text:p>
          </table:table-cell>
          <table:table-cell table:style-name="ce5" table:formula="of:=[.$A$10]*[.D14]^2+[.$B$10]*[.D14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10]*[.D15]^2+[.$B$10]*[.D15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10]*[.D16]^2+[.$B$10]*[.D16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 table:number-columns-spanned="2" table:number-rows-spanned="1">
            <text:p>Współrzędne wierzchołka</text:p>
          </table:table-cell>
          <table:covered-table-cell table:style-name="ce3"/>
          <table:table-cell/>
          <table:table-cell table:style-name="ce5" office:value-type="float" office:value="-3" calcext:value-type="float">
            <text:p>-3</text:p>
          </table:table-cell>
          <table:table-cell table:style-name="ce5" table:formula="of:=[.$A$10]*[.D17]^2+[.$B$10]*[.D17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x<text:span text:style-name="T6">w</text:span></text:p>
          </table:table-cell>
          <table:table-cell table:style-name="ce4" office:value-type="string" calcext:value-type="string">
            <text:p>y<text:span text:style-name="T6">w</text:span></text:p>
          </table:table-cell>
          <table:table-cell/>
          <table:table-cell table:style-name="ce5" office:value-type="float" office:value="-2" calcext:value-type="float">
            <text:p>-2</text:p>
          </table:table-cell>
          <table:table-cell table:style-name="ce5" table:formula="of:=[.$A$10]*[.D18]^2+[.$B$10]*[.D18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5" table:formula="of:=-[.B10]/2*[.A10]" office:value-type="float" office:value="0.5" calcext:value-type="float">
            <text:p>0,5</text:p>
          </table:table-cell>
          <table:table-cell table:style-name="ce5" table:formula="of:=-[.B12]/4*[.A10]" office:value-type="float" office:value="1.75" calcext:value-type="float">
            <text:p>1,75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style-name="ce5" table:formula="of:=[.$A$10]*[.D19]^2+[.$B$10]*[.D19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10]*[.D20]^2+[.$B$10]*[.D20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10]*[.D21]^2+[.$B$10]*[.D21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10]*[.D22]^2+[.$B$10]*[.D22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10]*[.D23]^2+[.$B$10]*[.D23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10]*[.D24]^2+[.$B$10]*[.D24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10]*[.D25]^2+[.$B$10]*[.D25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10]*[.D26]^2+[.$B$10]*[.D26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10]*[.D27]^2+[.$B$10]*[.D27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10]*[.D28]^2+[.$B$10]*[.D28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10]*[.D29]^2+[.$B$10]*[.D29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10]*[.D30]^2+[.$B$10]*[.D30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2" table:style-name="ta4">
        <office:forms form:automatic-focus="false" form:apply-design-mode="false">
          <form:form form:name="Formularz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Pasek przewijania 1" form:control-implementation="ooo:com.sun.star.form.component.ScrollBar" xml:id="control1" form:id="control1" form:value="0" form:linked-cell="Wykres_kwadratowa2.A6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2" form:control-implementation="ooo:com.sun.star.form.component.ScrollBar" xml:id="control2" form:id="control2" form:value="0" form:linked-cell="Wykres_kwadratowa2.A7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3" form:control-implementation="ooo:com.sun.star.form.component.ScrollBar" xml:id="control3" form:id="control3" form:value="0" form:linked-cell="Wykres_kwadratowa2.A8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custom-shape draw:z-index="0" draw:name="Prostokąt 5" draw:style-name="gr4" draw:text-style-name="P2" svg:width="123.28mm" svg:height="127.48mm" svg:x="170.75mm" svg:y="0mm">
            <text:p text:style-name="P1"><text:span text:style-name="T1">Stabelaryzuj podaną funkcję w komórkach C4:M4. Wartości</text:span></text:p>
            <text:p text:style-name="P1"><text:span text:style-name="T1">współczynników a, b i c zawarte będą w komórkach C6, C7 i C8.</text:span></text:p>
            <text:p text:style-name="P1"><text:span text:style-name="T1"/></text:p>
            <text:p text:style-name="P1"><text:span text:style-name="T1">Wyświetl pasek narzędzi "Formanty" (Widok/Paski narzędzi).</text:span></text:p>
            <text:p text:style-name="P1"><text:span text:style-name="T1"/></text:p>
            <text:p text:style-name="P1"><text:span text:style-name="T1">W trybie projektu(!) wstaw trzy "Paski przewijania" w komórkach:</text:span></text:p>
            <text:p text:style-name="P1"><text:span text:style-name="T1">D6:G6, D7:G7 oraz D8:G8. Każdy z pasków przewijania</text:span></text:p>
            <text:p text:style-name="P1"><text:span text:style-name="T1">kontrolować będzie wartość w odpowiednich komórkach,</text:span></text:p>
            <text:p text:style-name="P1"><text:span text:style-name="T1">których adres podajemy we właściwościach formantu,</text:span></text:p>
            <text:p text:style-name="P1"><text:span text:style-name="T1">na zakładce "Dane", w polu "Komórka połączona".</text:span></text:p>
            <text:p text:style-name="P1"><text:span text:style-name="T1"/></text:p>
            <text:p text:style-name="P1"><text:span text:style-name="T1">Pierwszy pasek zmienia wartość komórki A6, drugi komórkę A7,</text:span></text:p>
            <text:p text:style-name="P1"><text:span text:style-name="T1">trzeci A8 w zakresie 0-101 (co ustawiamy we właściwościach na</text:span></text:p>
            <text:p text:style-name="P1"><text:span text:style-name="T1">zakładce "Ogólne" w polach "Min." i "Maks. wartość przewijania".)</text:span></text:p>
            <text:p text:style-name="P1"><text:span text:style-name="T1"/></text:p>
            <text:p text:style-name="P1"><text:span text:style-name="T1">Współczynnik </text:span><text:span text:style-name="T2">a</text:span><text:span text:style-name="T1"> może zmieniać się w zakresie &lt;-1;1&gt;, dlatego</text:span></text:p>
            <text:p text:style-name="P1"><text:span text:style-name="T1">w komórce C6 wstawiamy formułę </text:span><text:span text:style-name="T2">(A6-50)/5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b</text:span><text:span text:style-name="T1"> może zmieniać się w zakresie &lt;-5;5&gt;, dlatego</text:span></text:p>
            <text:p text:style-name="P1"><text:span text:style-name="T1">w komórce C7 wstawiamy formułę </text:span><text:span text:style-name="T2">(A7-50)/1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c</text:span><text:span text:style-name="T1"> może zmieniać się w zakresie &lt;-25;25&gt;, dlatego</text:span></text:p>
            <text:p text:style-name="P1"><text:span text:style-name="T1">w komórce C8 wstawiamy formułę </text:span><text:span text:style-name="T2">(A8-50)/2</text:span><text:span text:style-name="T1">.</text:span></text:p>
            <text:p text:style-name="P1"><text:span text:style-name="T1"/></text:p>
            <text:p text:style-name="P1"><text:span text:style-name="T1">Na koniec wstaw wykres ilustrujący funkcję. Poprawnie wykonany</text:span></text:p>
            <text:p text:style-name="P1"><text:span text:style-name="T1">arkusz pozwala obserwować zmienność funkcji z wykorzystaniem</text:span></text:p>
            <text:p text:style-name="P1"><text:span text:style-name="T1">pasków przewijania.</text:span></text:p>
            <draw:enhanced-geometry svg:viewBox="0 0 21600 21600" draw:type="rectangle" draw:enhanced-path="M 0 0 L 21600 0 21600 21600 0 21600 0 0 Z N"/>
          </draw:custom-shape>
          <draw:control draw:z-index="1" draw:style-name="gr5" draw:text-style-name="P4" svg:width="51.42mm" svg:height="7.41mm" svg:x="39.22mm" svg:y="26.99mm" draw:control="control1"/>
          <draw:control draw:z-index="2" draw:style-name="gr5" draw:text-style-name="P4" svg:width="52.23mm" svg:height="7.68mm" svg:x="38.67mm" svg:y="34.92mm" draw:control="control2"/>
          <draw:control draw:z-index="3" draw:style-name="gr5" draw:text-style-name="P4" svg:width="51.96mm" svg:height="7.93mm" svg:x="38.67mm" svg:y="42.87mm" draw:control="control3"/>
          <draw:frame draw:z-index="4" draw:style-name="gr2" draw:text-style-name="P3" svg:width="159.84mm" svg:height="89.96mm" svg:x="7.65mm" svg:y="62.44mm">
            <loext:p draw:notify-on-update-of-ranges="Wykres_kwadratowa2.B3:Wykres_kwadratowa2.B3 Wykres_kwadratowa2.C3:Wykres_kwadratowa2.M3 Wykres_kwadratowa2.B4:Wykres_kwadratowa2.B4 Wykres_kwadratowa2.C4:Wykres_kwadratowa2.M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ce18"/>
        <table:table-column table:style-name="co2" table:number-columns-repeated="11" table:default-cell-style-name="ce18"/>
        <table:table-column table:style-name="co1" table:number-columns-repeated="1011" table:default-cell-style-name="Default"/>
        <table:table-row table:style-name="ro8">
          <table:table-cell table:style-name="ce17" table:number-columns-repeated="2"/>
          <table:table-cell table:style-name="ce20" table:number-columns-repeated="2"/>
          <table:table-cell table:style-name="ce20" office:value-type="string" calcext:value-type="string">
            <text:p>FUNKCJA KWADRATOWA: <text:span text:style-name="T7">y=a*(x-b)</text:span><text:span text:style-name="T8">2</text:span><text:span text:style-name="T9">+c</text:span></text:p>
          </table:table-cell>
          <table:table-cell table:style-name="ce20"/>
          <table:table-cell table:style-name="ce17"/>
          <table:table-cell table:style-name="ce20" table:number-columns-repeated="6"/>
          <table:table-cell table:style-name="ce21"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19" office:value-type="string" calcext:value-type="string">
            <text:p>x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9">
          <table:table-cell/>
          <table:table-cell table:style-name="ce19" office:value-type="string" calcext:value-type="string">
            <text:p>y</text:p>
          </table:table-cell>
          <table:table-cell table:style-name="ce5" table:formula="of:=[.$C$6]*([.C3]-[.$C$7])^2+[.$C$8]" office:value-type="float" office:value="26.51" calcext:value-type="float">
            <text:p>26,51</text:p>
          </table:table-cell>
          <table:table-cell table:style-name="ce5" table:formula="of:=[.$C$6]*([.D3]-[.$C$7])^2+[.$C$8]" office:value-type="float" office:value="17.31" calcext:value-type="float">
            <text:p>17,31</text:p>
          </table:table-cell>
          <table:table-cell table:style-name="ce5" table:formula="of:=[.$C$6]*([.E3]-[.$C$7])^2+[.$C$8]" office:value-type="float" office:value="10.11" calcext:value-type="float">
            <text:p>10,11</text:p>
          </table:table-cell>
          <table:table-cell table:style-name="ce5" table:formula="of:=[.$C$6]*([.F3]-[.$C$7])^2+[.$C$8]" office:value-type="float" office:value="4.91" calcext:value-type="float">
            <text:p>4,91</text:p>
          </table:table-cell>
          <table:table-cell table:style-name="ce5" table:formula="of:=[.$C$6]*([.G3]-[.$C$7])^2+[.$C$8]" office:value-type="float" office:value="1.71" calcext:value-type="float">
            <text:p>1,71</text:p>
          </table:table-cell>
          <table:table-cell table:style-name="ce5" table:formula="of:=[.$C$6]*([.H3]-[.$C$7])^2+[.$C$8]" office:value-type="float" office:value="0.51" calcext:value-type="float">
            <text:p>0,51</text:p>
          </table:table-cell>
          <table:table-cell table:style-name="ce5" table:formula="of:=[.$C$6]*([.I3]-[.$C$7])^2+[.$C$8]" office:value-type="float" office:value="1.31" calcext:value-type="float">
            <text:p>1,31</text:p>
          </table:table-cell>
          <table:table-cell table:style-name="ce5" table:formula="of:=[.$C$6]*([.J3]-[.$C$7])^2+[.$C$8]" office:value-type="float" office:value="4.11" calcext:value-type="float">
            <text:p>4,11</text:p>
          </table:table-cell>
          <table:table-cell table:style-name="ce5" table:formula="of:=[.$C$6]*([.K3]-[.$C$7])^2+[.$C$8]" office:value-type="float" office:value="8.91" calcext:value-type="float">
            <text:p>8,91</text:p>
          </table:table-cell>
          <table:table-cell table:style-name="ce5" table:formula="of:=[.$C$6]*([.L3]-[.$C$7])^2+[.$C$8]" office:value-type="float" office:value="15.71" calcext:value-type="float">
            <text:p>15,71</text:p>
          </table:table-cell>
          <table:table-cell table:style-name="ce5" table:formula="of:=[.$C$6]*([.M3]-[.$C$7])^2+[.$C$8]" office:value-type="float" office:value="24.51" calcext:value-type="float">
            <text:p>24,51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0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a</text:p>
          </table:table-cell>
          <table:table-cell table:style-name="ce5" table:formula="of:=([.A6]-50)/50" office:value-type="float" office:value="1" calcext:value-type="float">
            <text:p>1</text:p>
          </table:table-cell>
          <table:table-cell table:number-columns-repeated="1021"/>
        </table:table-row>
        <table:table-row table:style-name="ro10">
          <table:table-cell office:value-type="float" office:value="51" calcext:value-type="float">
            <text:p>51</text:p>
          </table:table-cell>
          <table:table-cell table:style-name="ce19" office:value-type="string" calcext:value-type="string">
            <text:p>b</text:p>
          </table:table-cell>
          <table:table-cell table:style-name="ce5" table:formula="of:=([.A7]-50)/10" office:value-type="float" office:value="0.1" calcext:value-type="float">
            <text:p>0,1</text:p>
          </table:table-cell>
          <table:table-cell table:number-columns-repeated="1021"/>
        </table:table-row>
        <table:table-row table:style-name="ro10">
          <table:table-cell office:value-type="float" office:value="51" calcext:value-type="float">
            <text:p>51</text:p>
          </table:table-cell>
          <table:table-cell table:style-name="ce19" office:value-type="string" calcext:value-type="string">
            <text:p>c</text:p>
          </table:table-cell>
          <table:table-cell table:style-name="ce5" table:formula="of:=([.A8]-50)/2" office:value-type="float" office:value="0.5" calcext:value-type="float">
            <text:p>0,5</text:p>
          </table:table-cell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9" table:number-rows-repeated="104856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ykres_tangens" table:style-name="ta5">
        <office:forms form:automatic-focus="false" form:apply-design-mode="false"/>
        <table:shapes>
          <draw:custom-shape draw:z-index="0" draw:name="Prostokąt 2" draw:style-name="gr6" draw:text-style-name="P2" svg:width="151.8mm" svg:height="19.7mm" svg:x="0.28mm" svg:y="0.26mm">
            <text:p text:style-name="P1"><text:span text:style-name="T1">Stabelaryzuj funkcję tangens dla argumentów z przediału &lt;0;360&gt; stopni.</text:span></text:p>
            <text:p text:style-name="P1"><text:span text:style-name="T1">Argumentemn funkcji tangens są radiany.</text:span></text:p>
            <text:p text:style-name="P1"><text:span text:style-name="T1">Użyj formuły: </text:span><text:span text:style-name="T2">stopnie * PI()/360</text:span><text:span text:style-name="T1">, aby zamienić stopnie na radiany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42.6mm" svg:y="21.6mm">
            <loext:p draw:notify-on-update-of-ranges="Wykres_tangens.A6:Wykres_tangens.A42 Wykres_tangens.C5:Wykres_tangens.C5 Wykres_tangens.C6:Wykres_tangens.C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number-columns-repeated="2" table:default-cell-style-name="ce18"/>
        <table:table-column table:style-name="co6" table:default-cell-style-name="ce18"/>
        <table:table-column table:style-name="co7" table:number-columns-repeated="254" table:default-cell-style-name="ce18"/>
        <table:table-column table:style-name="co7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stopnie</text:p>
          </table:table-cell>
          <table:table-cell table:style-name="ce4" office:value-type="string" calcext:value-type="string">
            <text:p>radiany</text:p>
          </table:table-cell>
          <table:table-cell table:style-name="ce4" office:value-type="string" calcext:value-type="string">
            <text:p>tg x</text:p>
          </table:table-cell>
          <table:table-cell table:number-columns-repeated="1021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table:style-name="ce22" table:formula="of:=RADIANS([.A6])" office:value-type="float" office:value="0" calcext:value-type="float">
            <text:p>0,00</text:p>
          </table:table-cell>
          <table:table-cell table:style-name="ce22" table:formula="of:=TAN([.B6])" office:value-type="float" office:value="0" calcext:value-type="float">
            <text:p>0,00</text:p>
          </table:table-cell>
          <table:table-cell table:number-columns-repeated="1021"/>
        </table:table-row>
        <table:table-row table:style-name="ro4">
          <table:table-cell table:style-name="ce5" table:formula="of:=[.A6]+10" office:value-type="float" office:value="10" calcext:value-type="float">
            <text:p>10</text:p>
          </table:table-cell>
          <table:table-cell table:style-name="ce22" table:formula="of:=RADIANS([.A7])" office:value-type="float" office:value="0.174532925199433" calcext:value-type="float">
            <text:p>0,17</text:p>
          </table:table-cell>
          <table:table-cell table:style-name="ce22" table:formula="of:=TAN([.B7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4">
          <table:table-cell table:style-name="ce5" table:formula="of:=[.A7]+10" office:value-type="float" office:value="20" calcext:value-type="float">
            <text:p>20</text:p>
          </table:table-cell>
          <table:table-cell table:style-name="ce22" table:formula="of:=RADIANS([.A8])" office:value-type="float" office:value="0.349065850398866" calcext:value-type="float">
            <text:p>0,35</text:p>
          </table:table-cell>
          <table:table-cell table:style-name="ce22" table:formula="of:=TAN([.B8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4">
          <table:table-cell table:style-name="ce5" table:formula="of:=[.A8]+10" office:value-type="float" office:value="30" calcext:value-type="float">
            <text:p>30</text:p>
          </table:table-cell>
          <table:table-cell table:style-name="ce22" table:formula="of:=RADIANS([.A9])" office:value-type="float" office:value="0.523598775598299" calcext:value-type="float">
            <text:p>0,52</text:p>
          </table:table-cell>
          <table:table-cell table:style-name="ce22" table:formula="of:=TAN([.B9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4">
          <table:table-cell table:style-name="ce5" table:formula="of:=[.A9]+10" office:value-type="float" office:value="40" calcext:value-type="float">
            <text:p>40</text:p>
          </table:table-cell>
          <table:table-cell table:style-name="ce22" table:formula="of:=RADIANS([.A10])" office:value-type="float" office:value="0.698131700797732" calcext:value-type="float">
            <text:p>0,70</text:p>
          </table:table-cell>
          <table:table-cell table:style-name="ce22" table:formula="of:=TAN([.B10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4">
          <table:table-cell table:style-name="ce5" table:formula="of:=[.A10]+10" office:value-type="float" office:value="50" calcext:value-type="float">
            <text:p>50</text:p>
          </table:table-cell>
          <table:table-cell table:style-name="ce22" table:formula="of:=RADIANS([.A11])" office:value-type="float" office:value="0.872664625997165" calcext:value-type="float">
            <text:p>0,87</text:p>
          </table:table-cell>
          <table:table-cell table:style-name="ce22" table:formula="of:=TAN([.B11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4">
          <table:table-cell table:style-name="ce5" table:formula="of:=[.A11]+10" office:value-type="float" office:value="60" calcext:value-type="float">
            <text:p>60</text:p>
          </table:table-cell>
          <table:table-cell table:style-name="ce22" table:formula="of:=RADIANS([.A12])" office:value-type="float" office:value="1.0471975511966" calcext:value-type="float">
            <text:p>1,05</text:p>
          </table:table-cell>
          <table:table-cell table:style-name="ce22" table:formula="of:=TAN([.B12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4">
          <table:table-cell table:style-name="ce5" table:formula="of:=[.A12]+10" office:value-type="float" office:value="70" calcext:value-type="float">
            <text:p>70</text:p>
          </table:table-cell>
          <table:table-cell table:style-name="ce22" table:formula="of:=RADIANS([.A13])" office:value-type="float" office:value="1.22173047639603" calcext:value-type="float">
            <text:p>1,22</text:p>
          </table:table-cell>
          <table:table-cell table:style-name="ce22" table:formula="of:=TAN([.B13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4">
          <table:table-cell table:style-name="ce5" table:formula="of:=[.A13]+10" office:value-type="float" office:value="80" calcext:value-type="float">
            <text:p>80</text:p>
          </table:table-cell>
          <table:table-cell table:style-name="ce22" table:formula="of:=RADIANS([.A14])" office:value-type="float" office:value="1.39626340159546" calcext:value-type="float">
            <text:p>1,40</text:p>
          </table:table-cell>
          <table:table-cell table:style-name="ce22" table:formula="of:=TAN([.B14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4">
          <table:table-cell table:style-name="ce5" table:formula="of:=[.A14]+10" office:value-type="float" office:value="90" calcext:value-type="float">
            <text:p>90</text:p>
          </table:table-cell>
          <table:table-cell table:style-name="ce22" table:formula="of:=RADIANS([.A15])" office:value-type="float" office:value="1.5707963267949" calcext:value-type="float">
            <text:p>1,57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5" table:formula="of:=[.A15]+10" office:value-type="float" office:value="100" calcext:value-type="float">
            <text:p>100</text:p>
          </table:table-cell>
          <table:table-cell table:style-name="ce22" table:formula="of:=RADIANS([.A16])" office:value-type="float" office:value="1.74532925199433" calcext:value-type="float">
            <text:p>1,75</text:p>
          </table:table-cell>
          <table:table-cell table:style-name="ce22" table:formula="of:=TAN([.B16])" office:value-type="float" office:value="-5.67128181961771" calcext:value-type="float">
            <text:p>-5,67</text:p>
          </table:table-cell>
          <table:table-cell table:number-columns-repeated="1021"/>
        </table:table-row>
        <table:table-row table:style-name="ro4">
          <table:table-cell table:style-name="ce5" table:formula="of:=[.A16]+10" office:value-type="float" office:value="110" calcext:value-type="float">
            <text:p>110</text:p>
          </table:table-cell>
          <table:table-cell table:style-name="ce22" table:formula="of:=RADIANS([.A17])" office:value-type="float" office:value="1.91986217719376" calcext:value-type="float">
            <text:p>1,92</text:p>
          </table:table-cell>
          <table:table-cell table:style-name="ce22" table:formula="of:=TAN([.B17])" office:value-type="float" office:value="-2.74747741945462" calcext:value-type="float">
            <text:p>-2,75</text:p>
          </table:table-cell>
          <table:table-cell table:number-columns-repeated="1021"/>
        </table:table-row>
        <table:table-row table:style-name="ro4">
          <table:table-cell table:style-name="ce5" table:formula="of:=[.A17]+10" office:value-type="float" office:value="120" calcext:value-type="float">
            <text:p>120</text:p>
          </table:table-cell>
          <table:table-cell table:style-name="ce22" table:formula="of:=RADIANS([.A18])" office:value-type="float" office:value="2.0943951023932" calcext:value-type="float">
            <text:p>2,09</text:p>
          </table:table-cell>
          <table:table-cell table:style-name="ce22" table:formula="of:=TAN([.B18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4">
          <table:table-cell table:style-name="ce5" table:formula="of:=[.A18]+10" office:value-type="float" office:value="130" calcext:value-type="float">
            <text:p>130</text:p>
          </table:table-cell>
          <table:table-cell table:style-name="ce22" table:formula="of:=RADIANS([.A19])" office:value-type="float" office:value="2.26892802759263" calcext:value-type="float">
            <text:p>2,27</text:p>
          </table:table-cell>
          <table:table-cell table:style-name="ce22" table:formula="of:=TAN([.B19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4">
          <table:table-cell table:style-name="ce5" table:formula="of:=[.A19]+10" office:value-type="float" office:value="140" calcext:value-type="float">
            <text:p>140</text:p>
          </table:table-cell>
          <table:table-cell table:style-name="ce22" table:formula="of:=RADIANS([.A20])" office:value-type="float" office:value="2.44346095279206" calcext:value-type="float">
            <text:p>2,44</text:p>
          </table:table-cell>
          <table:table-cell table:style-name="ce22" table:formula="of:=TAN([.B20])" office:value-type="float" office:value="-0.83909963117728" calcext:value-type="float">
            <text:p>-0,84</text:p>
          </table:table-cell>
          <table:table-cell table:number-columns-repeated="1021"/>
        </table:table-row>
        <table:table-row table:style-name="ro4">
          <table:table-cell table:style-name="ce5" table:formula="of:=[.A20]+10" office:value-type="float" office:value="150" calcext:value-type="float">
            <text:p>150</text:p>
          </table:table-cell>
          <table:table-cell table:style-name="ce22" table:formula="of:=RADIANS([.A21])" office:value-type="float" office:value="2.61799387799149" calcext:value-type="float">
            <text:p>2,62</text:p>
          </table:table-cell>
          <table:table-cell table:style-name="ce22" table:formula="of:=TAN([.B21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4">
          <table:table-cell table:style-name="ce5" table:formula="of:=[.A21]+10" office:value-type="float" office:value="160" calcext:value-type="float">
            <text:p>160</text:p>
          </table:table-cell>
          <table:table-cell table:style-name="ce22" table:formula="of:=RADIANS([.A22])" office:value-type="float" office:value="2.79252680319093" calcext:value-type="float">
            <text:p>2,79</text:p>
          </table:table-cell>
          <table:table-cell table:style-name="ce22" table:formula="of:=TAN([.B22])" office:value-type="float" office:value="-0.363970234266203" calcext:value-type="float">
            <text:p>-0,36</text:p>
          </table:table-cell>
          <table:table-cell table:number-columns-repeated="1021"/>
        </table:table-row>
        <table:table-row table:style-name="ro4">
          <table:table-cell table:style-name="ce5" table:formula="of:=[.A22]+10" office:value-type="float" office:value="170" calcext:value-type="float">
            <text:p>170</text:p>
          </table:table-cell>
          <table:table-cell table:style-name="ce22" table:formula="of:=RADIANS([.A23])" office:value-type="float" office:value="2.96705972839036" calcext:value-type="float">
            <text:p>2,97</text:p>
          </table:table-cell>
          <table:table-cell table:style-name="ce22" table:formula="of:=TAN([.B23])" office:value-type="float" office:value="-0.176326980708465" calcext:value-type="float">
            <text:p>-0,18</text:p>
          </table:table-cell>
          <table:table-cell table:number-columns-repeated="1021"/>
        </table:table-row>
        <table:table-row table:style-name="ro4">
          <table:table-cell table:style-name="ce5" table:formula="of:=[.A23]+10" office:value-type="float" office:value="180" calcext:value-type="float">
            <text:p>180</text:p>
          </table:table-cell>
          <table:table-cell table:style-name="ce22" table:formula="of:=RADIANS([.A24])" office:value-type="float" office:value="3.14159265358979" calcext:value-type="float">
            <text:p>3,14</text:p>
          </table:table-cell>
          <table:table-cell table:style-name="ce22" table:formula="of:=TAN([.B24])" office:value-type="float" office:value="-1.22464679914735E-016" calcext:value-type="float">
            <text:p>0,00</text:p>
          </table:table-cell>
          <table:table-cell table:number-columns-repeated="1021"/>
        </table:table-row>
        <table:table-row table:style-name="ro4">
          <table:table-cell table:style-name="ce5" table:formula="of:=[.A24]+10" office:value-type="float" office:value="190" calcext:value-type="float">
            <text:p>190</text:p>
          </table:table-cell>
          <table:table-cell table:style-name="ce22" table:formula="of:=RADIANS([.A25])" office:value-type="float" office:value="3.31612557878923" calcext:value-type="float">
            <text:p>3,32</text:p>
          </table:table-cell>
          <table:table-cell table:style-name="ce22" table:formula="of:=TAN([.B25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4">
          <table:table-cell table:style-name="ce5" table:formula="of:=[.A25]+10" office:value-type="float" office:value="200" calcext:value-type="float">
            <text:p>200</text:p>
          </table:table-cell>
          <table:table-cell table:style-name="ce22" table:formula="of:=RADIANS([.A26])" office:value-type="float" office:value="3.49065850398866" calcext:value-type="float">
            <text:p>3,49</text:p>
          </table:table-cell>
          <table:table-cell table:style-name="ce22" table:formula="of:=TAN([.B26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4">
          <table:table-cell table:style-name="ce5" table:formula="of:=[.A26]+10" office:value-type="float" office:value="210" calcext:value-type="float">
            <text:p>210</text:p>
          </table:table-cell>
          <table:table-cell table:style-name="ce22" table:formula="of:=RADIANS([.A27])" office:value-type="float" office:value="3.66519142918809" calcext:value-type="float">
            <text:p>3,67</text:p>
          </table:table-cell>
          <table:table-cell table:style-name="ce22" table:formula="of:=TAN([.B27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4">
          <table:table-cell table:style-name="ce5" table:formula="of:=[.A27]+10" office:value-type="float" office:value="220" calcext:value-type="float">
            <text:p>220</text:p>
          </table:table-cell>
          <table:table-cell table:style-name="ce22" table:formula="of:=RADIANS([.A28])" office:value-type="float" office:value="3.83972435438752" calcext:value-type="float">
            <text:p>3,84</text:p>
          </table:table-cell>
          <table:table-cell table:style-name="ce22" table:formula="of:=TAN([.B28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4">
          <table:table-cell table:style-name="ce5" table:formula="of:=[.A28]+10" office:value-type="float" office:value="230" calcext:value-type="float">
            <text:p>230</text:p>
          </table:table-cell>
          <table:table-cell table:style-name="ce22" table:formula="of:=RADIANS([.A29])" office:value-type="float" office:value="4.01425727958696" calcext:value-type="float">
            <text:p>4,01</text:p>
          </table:table-cell>
          <table:table-cell table:style-name="ce22" table:formula="of:=TAN([.B29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4">
          <table:table-cell table:style-name="ce5" table:formula="of:=[.A29]+10" office:value-type="float" office:value="240" calcext:value-type="float">
            <text:p>240</text:p>
          </table:table-cell>
          <table:table-cell table:style-name="ce22" table:formula="of:=RADIANS([.A30])" office:value-type="float" office:value="4.18879020478639" calcext:value-type="float">
            <text:p>4,19</text:p>
          </table:table-cell>
          <table:table-cell table:style-name="ce22" table:formula="of:=TAN([.B30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4">
          <table:table-cell table:style-name="ce5" table:formula="of:=[.A30]+10" office:value-type="float" office:value="250" calcext:value-type="float">
            <text:p>250</text:p>
          </table:table-cell>
          <table:table-cell table:style-name="ce22" table:formula="of:=RADIANS([.A31])" office:value-type="float" office:value="4.36332312998582" calcext:value-type="float">
            <text:p>4,36</text:p>
          </table:table-cell>
          <table:table-cell table:style-name="ce22" table:formula="of:=TAN([.B31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4">
          <table:table-cell table:style-name="ce5" table:formula="of:=[.A31]+10" office:value-type="float" office:value="260" calcext:value-type="float">
            <text:p>260</text:p>
          </table:table-cell>
          <table:table-cell table:style-name="ce22" table:formula="of:=RADIANS([.A32])" office:value-type="float" office:value="4.53785605518526" calcext:value-type="float">
            <text:p>4,54</text:p>
          </table:table-cell>
          <table:table-cell table:style-name="ce22" table:formula="of:=TAN([.B32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4">
          <table:table-cell table:style-name="ce5" table:formula="of:=[.A32]+10" office:value-type="float" office:value="270" calcext:value-type="float">
            <text:p>270</text:p>
          </table:table-cell>
          <table:table-cell table:style-name="ce22" table:formula="of:=RADIANS([.A33])" office:value-type="float" office:value="4.71238898038469" calcext:value-type="float">
            <text:p>4,71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5" table:formula="of:=[.A33]+10" office:value-type="float" office:value="280" calcext:value-type="float">
            <text:p>280</text:p>
          </table:table-cell>
          <table:table-cell table:style-name="ce22" table:formula="of:=RADIANS([.A34])" office:value-type="float" office:value="4.88692190558412" calcext:value-type="float">
            <text:p>4,89</text:p>
          </table:table-cell>
          <table:table-cell table:style-name="ce22" table:formula="of:=TAN([.B34])" office:value-type="float" office:value="-5.67128181961772" calcext:value-type="float">
            <text:p>-5,67</text:p>
          </table:table-cell>
          <table:table-cell table:number-columns-repeated="1021"/>
        </table:table-row>
        <table:table-row table:style-name="ro4">
          <table:table-cell table:style-name="ce5" table:formula="of:=[.A34]+10" office:value-type="float" office:value="290" calcext:value-type="float">
            <text:p>290</text:p>
          </table:table-cell>
          <table:table-cell table:style-name="ce22" table:formula="of:=RADIANS([.A35])" office:value-type="float" office:value="5.06145483078356" calcext:value-type="float">
            <text:p>5,06</text:p>
          </table:table-cell>
          <table:table-cell table:style-name="ce22" table:formula="of:=TAN([.B35])" office:value-type="float" office:value="-2.74747741945462" calcext:value-type="float">
            <text:p>-2,75</text:p>
          </table:table-cell>
          <table:table-cell table:number-columns-repeated="1021"/>
        </table:table-row>
        <table:table-row table:style-name="ro4">
          <table:table-cell table:style-name="ce5" table:formula="of:=[.A35]+10" office:value-type="float" office:value="300" calcext:value-type="float">
            <text:p>300</text:p>
          </table:table-cell>
          <table:table-cell table:style-name="ce22" table:formula="of:=RADIANS([.A36])" office:value-type="float" office:value="5.23598775598299" calcext:value-type="float">
            <text:p>5,24</text:p>
          </table:table-cell>
          <table:table-cell table:style-name="ce22" table:formula="of:=TAN([.B36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4">
          <table:table-cell table:style-name="ce5" table:formula="of:=[.A36]+10" office:value-type="float" office:value="310" calcext:value-type="float">
            <text:p>310</text:p>
          </table:table-cell>
          <table:table-cell table:style-name="ce22" table:formula="of:=RADIANS([.A37])" office:value-type="float" office:value="5.41052068118242" calcext:value-type="float">
            <text:p>5,41</text:p>
          </table:table-cell>
          <table:table-cell table:style-name="ce22" table:formula="of:=TAN([.B37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4">
          <table:table-cell table:style-name="ce5" table:formula="of:=[.A37]+10" office:value-type="float" office:value="320" calcext:value-type="float">
            <text:p>320</text:p>
          </table:table-cell>
          <table:table-cell table:style-name="ce22" table:formula="of:=RADIANS([.A38])" office:value-type="float" office:value="5.58505360638185" calcext:value-type="float">
            <text:p>5,59</text:p>
          </table:table-cell>
          <table:table-cell table:style-name="ce22" table:formula="of:=TAN([.B38])" office:value-type="float" office:value="-0.839099631177281" calcext:value-type="float">
            <text:p>-0,84</text:p>
          </table:table-cell>
          <table:table-cell table:number-columns-repeated="1021"/>
        </table:table-row>
        <table:table-row table:style-name="ro4">
          <table:table-cell table:style-name="ce5" table:formula="of:=[.A38]+10" office:value-type="float" office:value="330" calcext:value-type="float">
            <text:p>330</text:p>
          </table:table-cell>
          <table:table-cell table:style-name="ce22" table:formula="of:=RADIANS([.A39])" office:value-type="float" office:value="5.75958653158129" calcext:value-type="float">
            <text:p>5,76</text:p>
          </table:table-cell>
          <table:table-cell table:style-name="ce22" table:formula="of:=TAN([.B39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4">
          <table:table-cell table:style-name="ce5" table:formula="of:=[.A39]+10" office:value-type="float" office:value="340" calcext:value-type="float">
            <text:p>340</text:p>
          </table:table-cell>
          <table:table-cell table:style-name="ce22" table:formula="of:=RADIANS([.A40])" office:value-type="float" office:value="5.93411945678072" calcext:value-type="float">
            <text:p>5,93</text:p>
          </table:table-cell>
          <table:table-cell table:style-name="ce22" table:formula="of:=TAN([.B40])" office:value-type="float" office:value="-0.363970234266202" calcext:value-type="float">
            <text:p>-0,36</text:p>
          </table:table-cell>
          <table:table-cell table:number-columns-repeated="1021"/>
        </table:table-row>
        <table:table-row table:style-name="ro4">
          <table:table-cell table:style-name="ce5" table:formula="of:=[.A40]+10" office:value-type="float" office:value="350" calcext:value-type="float">
            <text:p>350</text:p>
          </table:table-cell>
          <table:table-cell table:style-name="ce22" table:formula="of:=RADIANS([.A41])" office:value-type="float" office:value="6.10865238198015" calcext:value-type="float">
            <text:p>6,11</text:p>
          </table:table-cell>
          <table:table-cell table:style-name="ce22" table:formula="of:=TAN([.B41])" office:value-type="float" office:value="-0.176326980708465" calcext:value-type="float">
            <text:p>-0,18</text:p>
          </table:table-cell>
          <table:table-cell table:number-columns-repeated="1021"/>
        </table:table-row>
        <table:table-row table:style-name="ro4">
          <table:table-cell table:style-name="ce5" table:formula="of:=[.A41]+10" office:value-type="float" office:value="360" calcext:value-type="float">
            <text:p>360</text:p>
          </table:table-cell>
          <table:table-cell table:style-name="ce22" table:formula="of:=RADIANS([.A42])" office:value-type="float" office:value="6.28318530717959" calcext:value-type="float">
            <text:p>6,28</text:p>
          </table:table-cell>
          <table:table-cell table:style-name="ce22" table:formula="of:=TAN([.B42])" office:value-type="float" office:value="-2.44929359829471E-016" calcext:value-type="float">
            <text:p>0,00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" table:number-rows-repeated="28">
          <table:table-cell table:number-columns-repeated="1024"/>
        </table:table-row>
        <table:table-row table:style-name="ro11" table:number-rows-repeated="104850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Wykres_logarytm" table:style-name="ta6">
        <office:forms form:automatic-focus="false" form:apply-design-mode="false"/>
        <table:shapes>
          <draw:custom-shape draw:z-index="0" draw:name="Prostokąt 2" draw:style-name="gr7" draw:text-style-name="P6" svg:width="165.55mm" svg:height="9.96mm" svg:x="0.28mm" svg:y="0.26mm">
            <text:p text:style-name="P5"><text:span text:style-name="T1">Stabelaryzuj funkcję </text:span><text:span text:style-name="T2">y = log</text:span><text:span text:style-name="T5">2</text:span><text:span text:style-name="T2">x</text:span><text:span text:style-name="T1"> dla argumentów z przediału &lt;0,1;3&gt; co 0,1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33.55mm" svg:y="16.45mm">
            <loext:p draw:notify-on-update-of-ranges="Wykres_logarytm.A4:Wykres_logarytm.A4 Wykres_logarytm.A5:Wykres_logarytm.A34 Wykres_logarytm.B4:Wykres_logarytm.B4 Wykres_logarytm.B5:Wykres_logarytm.B3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18"/>
        <table:table-column table:style-name="co8" table:default-cell-style-name="ce18"/>
        <table:table-column table:style-name="co7" table:number-columns-repeated="255" table:default-cell-style-name="ce18"/>
        <table:table-column table:style-name="co7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og2x</text:p>
          </table:table-cell>
          <table:table-cell table:number-columns-repeated="1022"/>
        </table:table-row>
        <table:table-row table:style-name="ro4">
          <table:table-cell table:style-name="ce5" office:value-type="float" office:value="0.1" calcext:value-type="float">
            <text:p>0,1</text:p>
          </table:table-cell>
          <table:table-cell table:style-name="ce22" table:formula="of:=LOG([.A5];2)" office:value-type="float" office:value="-3.32192809488736" calcext:value-type="float">
            <text:p>-3,32</text:p>
          </table:table-cell>
          <table:table-cell table:number-columns-repeated="1022"/>
        </table:table-row>
        <table:table-row table:style-name="ro4">
          <table:table-cell table:style-name="ce5" table:formula="of:=[.A5]+0.1" office:value-type="float" office:value="0.2" calcext:value-type="float">
            <text:p>0,2</text:p>
          </table:table-cell>
          <table:table-cell table:style-name="ce22" table:formula="of:=LOG([.A6];2)" office:value-type="float" office:value="-2.32192809488736" calcext:value-type="float">
            <text:p>-2,32</text:p>
          </table:table-cell>
          <table:table-cell table:number-columns-repeated="1022"/>
        </table:table-row>
        <table:table-row table:style-name="ro4">
          <table:table-cell table:style-name="ce5" table:formula="of:=[.A6]+0.1" office:value-type="float" office:value="0.3" calcext:value-type="float">
            <text:p>0,3</text:p>
          </table:table-cell>
          <table:table-cell table:style-name="ce22" table:formula="of:=LOG([.A7];2)" office:value-type="float" office:value="-1.73696559416621" calcext:value-type="float">
            <text:p>-1,74</text:p>
          </table:table-cell>
          <table:table-cell table:number-columns-repeated="1022"/>
        </table:table-row>
        <table:table-row table:style-name="ro4">
          <table:table-cell table:style-name="ce5" table:formula="of:=[.A7]+0.1" office:value-type="float" office:value="0.4" calcext:value-type="float">
            <text:p>0,4</text:p>
          </table:table-cell>
          <table:table-cell table:style-name="ce22" table:formula="of:=LOG([.A8];2)" office:value-type="float" office:value="-1.32192809488736" calcext:value-type="float">
            <text:p>-1,32</text:p>
          </table:table-cell>
          <table:table-cell table:number-columns-repeated="1022"/>
        </table:table-row>
        <table:table-row table:style-name="ro4">
          <table:table-cell table:style-name="ce5" table:formula="of:=[.A8]+0.1" office:value-type="float" office:value="0.5" calcext:value-type="float">
            <text:p>0,5</text:p>
          </table:table-cell>
          <table:table-cell table:style-name="ce22" table:formula="of:=LOG([.A9];2)" office:value-type="float" office:value="-1" calcext:value-type="float">
            <text:p>-1,00</text:p>
          </table:table-cell>
          <table:table-cell table:number-columns-repeated="1022"/>
        </table:table-row>
        <table:table-row table:style-name="ro4">
          <table:table-cell table:style-name="ce5" table:formula="of:=[.A9]+0.1" office:value-type="float" office:value="0.6" calcext:value-type="float">
            <text:p>0,6</text:p>
          </table:table-cell>
          <table:table-cell table:style-name="ce22" table:formula="of:=LOG([.A10];2)" office:value-type="float" office:value="-0.736965594166206" calcext:value-type="float">
            <text:p>-0,74</text:p>
          </table:table-cell>
          <table:table-cell table:number-columns-repeated="1022"/>
        </table:table-row>
        <table:table-row table:style-name="ro4">
          <table:table-cell table:style-name="ce5" table:formula="of:=[.A10]+0.1" office:value-type="float" office:value="0.7" calcext:value-type="float">
            <text:p>0,7</text:p>
          </table:table-cell>
          <table:table-cell table:style-name="ce22" table:formula="of:=LOG([.A11];2)" office:value-type="float" office:value="-0.514573172829758" calcext:value-type="float">
            <text:p>-0,51</text:p>
          </table:table-cell>
          <table:table-cell table:number-columns-repeated="1022"/>
        </table:table-row>
        <table:table-row table:style-name="ro4">
          <table:table-cell table:style-name="ce5" table:formula="of:=[.A11]+0.1" office:value-type="float" office:value="0.8" calcext:value-type="float">
            <text:p>0,8</text:p>
          </table:table-cell>
          <table:table-cell table:style-name="ce22" table:formula="of:=LOG([.A12];2)" office:value-type="float" office:value="-0.321928094887362" calcext:value-type="float">
            <text:p>-0,32</text:p>
          </table:table-cell>
          <table:table-cell table:number-columns-repeated="1022"/>
        </table:table-row>
        <table:table-row table:style-name="ro4">
          <table:table-cell table:style-name="ce5" table:formula="of:=[.A12]+0.1" office:value-type="float" office:value="0.9" calcext:value-type="float">
            <text:p>0,9</text:p>
          </table:table-cell>
          <table:table-cell table:style-name="ce22" table:formula="of:=LOG([.A13];2)" office:value-type="float" office:value="-0.15200309344505" calcext:value-type="float">
            <text:p>-0,15</text:p>
          </table:table-cell>
          <table:table-cell table:number-columns-repeated="1022"/>
        </table:table-row>
        <table:table-row table:style-name="ro4">
          <table:table-cell table:style-name="ce5" table:formula="of:=[.A13]+0.1" office:value-type="float" office:value="1" calcext:value-type="float">
            <text:p>1</text:p>
          </table:table-cell>
          <table:table-cell table:style-name="ce22" table:formula="of:=LOG([.A14];2)" office:value-type="float" office:value="-1.60171325190746E-016" calcext:value-type="float">
            <text:p>0,00</text:p>
          </table:table-cell>
          <table:table-cell table:number-columns-repeated="1022"/>
        </table:table-row>
        <table:table-row table:style-name="ro4">
          <table:table-cell table:style-name="ce5" table:formula="of:=[.A14]+0.1" office:value-type="float" office:value="1.1" calcext:value-type="float">
            <text:p>1,1</text:p>
          </table:table-cell>
          <table:table-cell table:style-name="ce22" table:formula="of:=LOG([.A15];2)" office:value-type="float" office:value="0.137503523749935" calcext:value-type="float">
            <text:p>0,14</text:p>
          </table:table-cell>
          <table:table-cell table:number-columns-repeated="1022"/>
        </table:table-row>
        <table:table-row table:style-name="ro4">
          <table:table-cell table:style-name="ce5" table:formula="of:=[.A15]+0.1" office:value-type="float" office:value="1.2" calcext:value-type="float">
            <text:p>1,2</text:p>
          </table:table-cell>
          <table:table-cell table:style-name="ce22" table:formula="of:=LOG([.A16];2)" office:value-type="float" office:value="0.263034405833794" calcext:value-type="float">
            <text:p>0,26</text:p>
          </table:table-cell>
          <table:table-cell table:number-columns-repeated="1022"/>
        </table:table-row>
        <table:table-row table:style-name="ro4">
          <table:table-cell table:style-name="ce5" table:formula="of:=[.A16]+0.1" office:value-type="float" office:value="1.3" calcext:value-type="float">
            <text:p>1,3</text:p>
          </table:table-cell>
          <table:table-cell table:style-name="ce22" table:formula="of:=LOG([.A17];2)" office:value-type="float" office:value="0.37851162325373" calcext:value-type="float">
            <text:p>0,38</text:p>
          </table:table-cell>
          <table:table-cell table:number-columns-repeated="1022"/>
        </table:table-row>
        <table:table-row table:style-name="ro4">
          <table:table-cell table:style-name="ce5" table:formula="of:=[.A17]+0.1" office:value-type="float" office:value="1.4" calcext:value-type="float">
            <text:p>1,4</text:p>
          </table:table-cell>
          <table:table-cell table:style-name="ce22" table:formula="of:=LOG([.A18];2)" office:value-type="float" office:value="0.485426827170242" calcext:value-type="float">
            <text:p>0,49</text:p>
          </table:table-cell>
          <table:table-cell table:number-columns-repeated="1022"/>
        </table:table-row>
        <table:table-row table:style-name="ro4">
          <table:table-cell table:style-name="ce5" table:formula="of:=[.A18]+0.1" office:value-type="float" office:value="1.5" calcext:value-type="float">
            <text:p>1,5</text:p>
          </table:table-cell>
          <table:table-cell table:style-name="ce22" table:formula="of:=LOG([.A19];2)" office:value-type="float" office:value="0.584962500721156" calcext:value-type="float">
            <text:p>0,58</text:p>
          </table:table-cell>
          <table:table-cell table:number-columns-repeated="1022"/>
        </table:table-row>
        <table:table-row table:style-name="ro4">
          <table:table-cell table:style-name="ce5" table:formula="of:=[.A19]+0.1" office:value-type="float" office:value="1.6" calcext:value-type="float">
            <text:p>1,6</text:p>
          </table:table-cell>
          <table:table-cell table:style-name="ce22" table:formula="of:=LOG([.A20];2)" office:value-type="float" office:value="0.678071905112638" calcext:value-type="float">
            <text:p>0,68</text:p>
          </table:table-cell>
          <table:table-cell table:number-columns-repeated="1022"/>
        </table:table-row>
        <table:table-row table:style-name="ro4">
          <table:table-cell table:style-name="ce5" table:formula="of:=[.A20]+0.1" office:value-type="float" office:value="1.7" calcext:value-type="float">
            <text:p>1,7</text:p>
          </table:table-cell>
          <table:table-cell table:style-name="ce22" table:formula="of:=LOG([.A21];2)" office:value-type="float" office:value="0.765534746362977" calcext:value-type="float">
            <text:p>0,77</text:p>
          </table:table-cell>
          <table:table-cell table:number-columns-repeated="1022"/>
        </table:table-row>
        <table:table-row table:style-name="ro4">
          <table:table-cell table:style-name="ce5" table:formula="of:=[.A21]+0.1" office:value-type="float" office:value="1.8" calcext:value-type="float">
            <text:p>1,8</text:p>
          </table:table-cell>
          <table:table-cell table:style-name="ce22" table:formula="of:=LOG([.A22];2)" office:value-type="float" office:value="0.84799690655495" calcext:value-type="float">
            <text:p>0,85</text:p>
          </table:table-cell>
          <table:table-cell table:number-columns-repeated="1022"/>
        </table:table-row>
        <table:table-row table:style-name="ro4">
          <table:table-cell table:style-name="ce5" table:formula="of:=[.A22]+0.1" office:value-type="float" office:value="1.9" calcext:value-type="float">
            <text:p>1,9</text:p>
          </table:table-cell>
          <table:table-cell table:style-name="ce22" table:formula="of:=LOG([.A23];2)" office:value-type="float" office:value="0.925999418556224" calcext:value-type="float">
            <text:p>0,93</text:p>
          </table:table-cell>
          <table:table-cell table:number-columns-repeated="1022"/>
        </table:table-row>
        <table:table-row table:style-name="ro4">
          <table:table-cell table:style-name="ce5" table:formula="of:=[.A23]+0.1" office:value-type="float" office:value="2" calcext:value-type="float">
            <text:p>2</text:p>
          </table:table-cell>
          <table:table-cell table:style-name="ce22" table:formula="of:=LOG([.A24];2)" office:value-type="float" office:value="1" calcext:value-type="float">
            <text:p>1,00</text:p>
          </table:table-cell>
          <table:table-cell table:number-columns-repeated="1022"/>
        </table:table-row>
        <table:table-row table:style-name="ro4">
          <table:table-cell table:style-name="ce5" table:formula="of:=[.A24]+0.1" office:value-type="float" office:value="2.1" calcext:value-type="float">
            <text:p>2,1</text:p>
          </table:table-cell>
          <table:table-cell table:style-name="ce22" table:formula="of:=LOG([.A25];2)" office:value-type="float" office:value="1.0703893278914" calcext:value-type="float">
            <text:p>1,07</text:p>
          </table:table-cell>
          <table:table-cell table:number-columns-repeated="1022"/>
        </table:table-row>
        <table:table-row table:style-name="ro4">
          <table:table-cell table:style-name="ce5" table:formula="of:=[.A25]+0.1" office:value-type="float" office:value="2.2" calcext:value-type="float">
            <text:p>2,2</text:p>
          </table:table-cell>
          <table:table-cell table:style-name="ce22" table:formula="of:=LOG([.A26];2)" office:value-type="float" office:value="1.13750352374994" calcext:value-type="float">
            <text:p>1,14</text:p>
          </table:table-cell>
          <table:table-cell table:number-columns-repeated="1022"/>
        </table:table-row>
        <table:table-row table:style-name="ro4">
          <table:table-cell table:style-name="ce5" table:formula="of:=[.A26]+0.1" office:value-type="float" office:value="2.3" calcext:value-type="float">
            <text:p>2,3</text:p>
          </table:table-cell>
          <table:table-cell table:style-name="ce22" table:formula="of:=LOG([.A27];2)" office:value-type="float" office:value="1.20163386116965" calcext:value-type="float">
            <text:p>1,20</text:p>
          </table:table-cell>
          <table:table-cell table:number-columns-repeated="1022"/>
        </table:table-row>
        <table:table-row table:style-name="ro4">
          <table:table-cell table:style-name="ce5" table:formula="of:=[.A27]+0.1" office:value-type="float" office:value="2.4" calcext:value-type="float">
            <text:p>2,4</text:p>
          </table:table-cell>
          <table:table-cell table:style-name="ce22" table:formula="of:=LOG([.A28];2)" office:value-type="float" office:value="1.26303440583379" calcext:value-type="float">
            <text:p>1,26</text:p>
          </table:table-cell>
          <table:table-cell table:number-columns-repeated="1022"/>
        </table:table-row>
        <table:table-row table:style-name="ro4">
          <table:table-cell table:style-name="ce5" table:formula="of:=[.A28]+0.1" office:value-type="float" office:value="2.5" calcext:value-type="float">
            <text:p>2,5</text:p>
          </table:table-cell>
          <table:table-cell table:style-name="ce22" table:formula="of:=LOG([.A29];2)" office:value-type="float" office:value="1.32192809488736" calcext:value-type="float">
            <text:p>1,32</text:p>
          </table:table-cell>
          <table:table-cell table:number-columns-repeated="1022"/>
        </table:table-row>
        <table:table-row table:style-name="ro4">
          <table:table-cell table:style-name="ce5" table:formula="of:=[.A29]+0.1" office:value-type="float" office:value="2.6" calcext:value-type="float">
            <text:p>2,6</text:p>
          </table:table-cell>
          <table:table-cell table:style-name="ce22" table:formula="of:=LOG([.A30];2)" office:value-type="float" office:value="1.37851162325373" calcext:value-type="float">
            <text:p>1,38</text:p>
          </table:table-cell>
          <table:table-cell table:number-columns-repeated="1022"/>
        </table:table-row>
        <table:table-row table:style-name="ro4">
          <table:table-cell table:style-name="ce5" table:formula="of:=[.A30]+0.1" office:value-type="float" office:value="2.7" calcext:value-type="float">
            <text:p>2,7</text:p>
          </table:table-cell>
          <table:table-cell table:style-name="ce22" table:formula="of:=LOG([.A31];2)" office:value-type="float" office:value="1.43295940727611" calcext:value-type="float">
            <text:p>1,43</text:p>
          </table:table-cell>
          <table:table-cell table:number-columns-repeated="1022"/>
        </table:table-row>
        <table:table-row table:style-name="ro4">
          <table:table-cell table:style-name="ce5" table:formula="of:=[.A31]+0.1" office:value-type="float" office:value="2.8" calcext:value-type="float">
            <text:p>2,8</text:p>
          </table:table-cell>
          <table:table-cell table:style-name="ce22" table:formula="of:=LOG([.A32];2)" office:value-type="float" office:value="1.48542682717024" calcext:value-type="float">
            <text:p>1,49</text:p>
          </table:table-cell>
          <table:table-cell table:number-columns-repeated="1022"/>
        </table:table-row>
        <table:table-row table:style-name="ro4">
          <table:table-cell table:style-name="ce5" table:formula="of:=[.A32]+0.1" office:value-type="float" office:value="2.9" calcext:value-type="float">
            <text:p>2,9</text:p>
          </table:table-cell>
          <table:table-cell table:style-name="ce22" table:formula="of:=LOG([.A33];2)" office:value-type="float" office:value="1.53605290024021" calcext:value-type="float">
            <text:p>1,54</text:p>
          </table:table-cell>
          <table:table-cell table:number-columns-repeated="1022"/>
        </table:table-row>
        <table:table-row table:style-name="ro4">
          <table:table-cell table:style-name="ce5" table:formula="of:=[.A33]+0.1" office:value-type="float" office:value="3" calcext:value-type="float">
            <text:p>3</text:p>
          </table:table-cell>
          <table:table-cell table:style-name="ce22" table:formula="of:=LOG([.A34];2)" office:value-type="float" office:value="1.58496250072116" calcext:value-type="float">
            <text:p>1,58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Wykres_liniowa1.$A$1" table:cell-range-address="$Wykres_kwadratowa2.$C$6"/>
        <table:named-range table:name="b" table:base-cell-address="$Wykres_liniowa1.$A$1" table:cell-range-address="$Wykres_kwadratowa2.$C$7"/>
        <table:named-range table:name="c" table:base-cell-address="$Wykres_liniowa1.$A$1" table:cell-range-address="$Wykres_kwadratowa2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number:number-style style:name="N117">
      <number:number number:decimal-places="14" loext:min-decimal-places="14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17" loext:min-decimal-places="17" number:min-integer-digits="1"/>
    </number:number-style>
    <number:number-style style:name="N122">
      <number:number number:decimal-places="18" loext:min-decimal-places="18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Wykres_5f_liniowa1" style:display-name="PageStyle_Wykres_lini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liniowa2" style:display-name="PageStyle_Wykres_lini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kwadratowa1" style:display-name="PageStyle_Wykres_kwadrat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kwadratowa2" style:display-name="PageStyle_Wykres_kwadrat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tangens" style:display-name="PageStyle_Wykres_tange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logarytm" style:display-name="PageStyle_Wykres_logaryt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P</meta:initial-creator>
    <meta:creation-date>2002-12-09T19:55:59</meta:creation-date>
    <dc:date>2017-04-12T13:26:08.596420861</dc:date>
    <meta:editing-cycles>77</meta:editing-cycles>
    <meta:editing-duration>PT2H7M25S</meta:editing-duration>
    <meta:generator>LibreOffice/5.2.6.2$Linux_X86_64 LibreOffice_project/20m0$Build-2</meta:generator>
    <meta:document-statistic meta:table-count="6" meta:cell-count="38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41cm" svg:y="0.316cm" chart:style-name="ch2">
          <text:p>Wykres funkcji y=ax+b</text:p>
        </chart:title>
        <chart:legend chart:legend-position="end" svg:x="14.471cm" svg:y="4.201cm" style:legend-expansion="high" chart:style-name="ch3"/>
        <chart:plot-area chart:style-name="ch4" table:cell-range-address="Wykres_liniowa1.D7:Wykres_liniowa1.E28" chart:data-source-has-labels="row" svg:x="0.32cm" svg:y="1.275cm" svg:width="13.831cm" svg:height="7.545cm">
          <chartooo:coordinate-region svg:x="0.558cm" svg:y="1.474cm" svg:width="13.406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liniowa1.E8:Wykres_liniowa1.E28" chart:label-cell-address="Wykres_liniowa1.E7:Wykres_liniowa1.E7" chart:class="chart:scatter">
            <chart:domain table:cell-range-address="Wykres_liniowa1.D8:Wykres_liniowa1.D28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liniowa1.E7:Wykres_liniowa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liniowa1.D8:Wykres_liniowa1.D28</svg:desc>
                </draw:g>
              </table:table-cell>
              <table:table-cell office:value-type="float" office:value="-8">
                <text:p>-8</text:p>
                <draw:g>
                  <svg:desc>Wykres_liniowa1.E8:Wykres_liniowa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53cm" svg:y="4.201cm" style:legend-expansion="high" chart:style-name="ch2"/>
        <chart:plot-area chart:style-name="ch3" table:cell-range-address="Wykres_liniowa2.A3:Wykres_liniowa2.B24" chart:data-source-has-labels="row" svg:x="0.32cm" svg:y="0.18cm" svg:width="13.513cm" svg:height="8.64cm">
          <chartooo:coordinate-region svg:x="0.611cm" svg:y="0.38cm" svg:width="12.98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liniowa2.B4:Wykres_liniowa2.B24" chart:label-cell-address="Wykres_liniowa2.B3:Wykres_liniowa2.B3" chart:class="chart:scatter">
            <chart:domain table:cell-range-address="Wykres_liniowa2.A4:Wykres_liniowa2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(x)</text:p>
                <draw:g>
                  <svg:desc>Wykres_liniowa2.B3:Wykres_liniowa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Wykres_liniowa2.A4:Wykres_liniowa2.A24</svg:desc>
                </draw:g>
              </table:table-cell>
              <table:table-cell office:value-type="float" office:value="0.333333333333333">
                <text:p>0.333333333333333</text:p>
                <draw:g>
                  <svg:desc>Wykres_liniowa2.B4:Wykres_liniowa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5">
                <text:p>-0.85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">
                <text:p>-0.55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">
                <text:p>-0.2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">
                <text:p>-0.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0000000000001">
                <text:p>0.0500000000000001</text:p>
              </table:table-cell>
              <table:table-cell office:value-type="float" office:value="0.000833333333333336">
                <text:p>0.000833333333333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0.0408333333333334">
                <text:p>0.04083333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140833333333333">
                <text:p>0.1408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">
                <text:p>0.95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0.459459459459459">
                <text:p>0.459459459459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0.48051948051948">
                <text:p>0.48051948051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49cm" svg:y="0.316cm" chart:style-name="ch2">
          <text:p>Wykres funkcji y = ax^2 + bx + c</text:p>
        </chart:title>
        <chart:legend chart:legend-position="end" svg:x="14.471cm" svg:y="4.201cm" style:legend-expansion="high" chart:style-name="ch3"/>
        <chart:plot-area chart:style-name="ch4" table:cell-range-address="Wykres_kwadratowa1.D9:Wykres_kwadratowa1.E30" chart:data-source-has-labels="row" svg:x="0.32cm" svg:y="1.275cm" svg:width="13.831cm" svg:height="7.545cm">
          <chartooo:coordinate-region svg:x="0.558cm" svg:y="1.474cm" svg:width="13.406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kwadratowa1.E10:Wykres_kwadratowa1.E30" chart:label-cell-address="Wykres_kwadratowa1.E9:Wykres_kwadratowa1.E9" chart:class="chart:scatter">
            <chart:domain table:cell-range-address="Wykres_kwadratowa1.D10:Wykres_kwadratowa1.D30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kwadratowa1.E9:Wykres_kwadratowa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kwadratowa1.D10:Wykres_kwadratowa1.D30</svg:desc>
                </draw:g>
              </table:table-cell>
              <table:table-cell office:value-type="float" office:value="112">
                <text:p>112</text:p>
                <draw:g>
                  <svg:desc>Wykres_kwadratowa1.E10:Wykres_kwadratowa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8.997cm" xlink:href=".." xlink:type="simple" chart:class="chart:scatter" chart:style-name="ch1">
        <chart:legend chart:legend-position="end" svg:x="14.456cm" svg:y="4.199cm" style:legend-expansion="high" chart:style-name="ch2"/>
        <chart:plot-area chart:style-name="ch3" table:cell-range-address="Wykres_kwadratowa2.B3:Wykres_kwadratowa2.M4" chart:data-source-has-labels="column" svg:x="0.319cm" svg:y="0.179cm" svg:width="13.818cm" svg:height="8.639cm">
          <chartooo:coordinate-region svg:x="0.465cm" svg:y="0.378cm" svg:width="13.578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ykres_kwadratowa2.C4:Wykres_kwadratowa2.M4" chart:label-cell-address="Wykres_kwadratowa2.B4:Wykres_kwadratowa2.B4" chart:class="chart:scatter">
            <chart:domain table:cell-range-address="Wykres_kwadratowa2.C3:Wykres_kwadratowa2.M3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-5">
                <text:p>-5</text:p>
                <draw:g>
                  <svg:desc>Wykres_kwadratowa2.C3:Wykres_kwadratowa2.M3</svg:desc>
                </draw:g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Wykres_kwadratowa2.B4:Wykres_kwadratowa2.B4</svg:desc>
                </draw:g>
              </table:table-cell>
              <table:table-cell office:value-type="float" office:value="26.51">
                <text:p>26.51</text:p>
                <draw:g>
                  <svg:desc>Wykres_kwadratowa2.C4:Wykres_kwadratowa2.M4</svg:desc>
                </draw:g>
              </table:table-cell>
              <table:table-cell office:value-type="float" office:value="17.31">
                <text:p>17.31</text:p>
              </table:table-cell>
              <table:table-cell office:value-type="float" office:value="10.11">
                <text:p>10.11</text:p>
              </table:table-cell>
              <table:table-cell office:value-type="float" office:value="4.91">
                <text:p>4.91</text:p>
              </table:table-cell>
              <table:table-cell office:value-type="float" office:value="1.71">
                <text:p>1.71</text:p>
              </table:table-cell>
              <table:table-cell office:value-type="float" office:value="0.51">
                <text:p>0.51</text:p>
              </table:table-cell>
              <table:table-cell office:value-type="float" office:value="1.31">
                <text:p>1.31</text:p>
              </table:table-cell>
              <table:table-cell office:value-type="float" office:value="4.11">
                <text:p>4.11</text:p>
              </table:table-cell>
              <table:table-cell office:value-type="float" office:value="8.91">
                <text:p>8.91</text:p>
              </table:table-cell>
              <table:table-cell office:value-type="float" office:value="15.71">
                <text:p>15.71</text:p>
              </table:table-cell>
              <table:table-cell office:value-type="float" office:value="24.51">
                <text:p>24.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74cm" svg:y="4.201cm" style:legend-expansion="high" chart:style-name="ch2"/>
        <chart:plot-area chart:style-name="ch3" table:cell-range-address="Wykres_tangens.A6:Wykres_tangens.A42 Wykres_tangens.C5:Wykres_tangens.C42" chart:data-source-has-labels="row" svg:x="0.32cm" svg:y="0.18cm" svg:width="13.434cm" svg:height="8.64cm">
          <chartooo:coordinate-region svg:x="1.338cm" svg:y="0.379cm" svg:width="12.13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ykres_tangens.C6:Wykres_tangens.C42" chart:label-cell-address="Wykres_tangens.C5:Wykres_tangens.C5" chart:class="chart:scatter">
            <chart:domain table:cell-range-address="Wykres_tangens.A6:Wykres_tangens.A42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tg x</text:p>
                <draw:g>
                  <svg:desc>Wykres_tangens.C5:Wykres_tangens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Wykres_tangens.A6:Wykres_tangens.A42</svg:desc>
                </draw:g>
              </table:table-cell>
              <table:table-cell office:value-type="float" office:value="0">
                <text:p>0</text:p>
                <draw:g>
                  <svg:desc>Wykres_tangens.C6:Wykres_tangens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-5.67128181961771">
                <text:p>-5.67128181961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-2.74747741945462">
                <text:p>-2.74747741945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-0.83909963117728">
                <text:p>-0.83909963117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-0.363970234266203">
                <text:p>-0.363970234266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-0.176326980708465">
                <text:p>-0.1763269807084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5.67128181961772">
                <text:p>-5.671281819617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2.74747741945462">
                <text:p>-2.747477419454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0.839099631177281">
                <text:p>-0.8390996311772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0.363970234266202">
                <text:p>-0.3639702342662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0.176326980708465">
                <text:p>-0.1763269807084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43cm" svg:y="0.316cm" chart:style-name="ch2">
          <text:p>Wykres funkcji log(2) z x</text:p>
        </chart:title>
        <chart:legend chart:legend-position="end" svg:x="13.836cm" svg:y="4.201cm" style:legend-expansion="high" chart:style-name="ch3"/>
        <chart:plot-area chart:style-name="ch4" table:cell-range-address="Wykres_logarytm.A4:Wykres_logarytm.B34" chart:data-source-has-labels="row" svg:x="0.32cm" svg:y="1.275cm" svg:width="13.196cm" svg:height="7.545cm">
          <chartooo:coordinate-region svg:x="1.338cm" svg:y="1.475cm" svg:width="11.938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logarytm.B5:Wykres_logarytm.B34" chart:label-cell-address="Wykres_logarytm.B4:Wykres_logarytm.B4" chart:class="chart:scatter">
            <chart:domain table:cell-range-address="Wykres_logarytm.A5:Wykres_logarytm.A34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log2x</text:p>
                <draw:g>
                  <svg:desc>Wykres_logarytm.B4:Wykres_logarytm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Wykres_logarytm.A5:Wykres_logarytm.A34</svg:desc>
                </draw:g>
              </table:table-cell>
              <table:table-cell office:value-type="float" office:value="-3.32192809488736">
                <text:p>-3.32192809488736</text:p>
                <draw:g>
                  <svg:desc>Wykres_logarytm.B5:Wykres_logarytm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2.32192809488736">
                <text:p>-2.32192809488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-1.73696559416621">
                <text:p>-1.73696559416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-1.32192809488736">
                <text:p>-1.3219280948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-0.736965594166206">
                <text:p>-0.736965594166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-0.514573172829758">
                <text:p>-0.514573172829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-0.321928094887362">
                <text:p>-0.3219280948873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-0.15200309344505">
                <text:p>-0.1520030934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1.60171325190746E-016">
                <text:p>-1.60171325190746E-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263034405833794">
                <text:p>0.263034405833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37851162325373">
                <text:p>0.37851162325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485426827170242">
                <text:p>0.485426827170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584962500721156">
                <text:p>0.584962500721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678071905112638">
                <text:p>0.6780719051126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765534746362977">
                <text:p>0.765534746362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84799690655495">
                <text:p>0.847996906554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925999418556224">
                <text:p>0.925999418556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1.0703893278914">
                <text:p>1.0703893278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1.13750352374994">
                <text:p>1.13750352374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1.20163386116965">
                <text:p>1.201633861169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1.26303440583379">
                <text:p>1.263034405833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1.32192809488736">
                <text:p>1.32192809488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1.37851162325373">
                <text:p>1.378511623253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1.43295940727611">
                <text:p>1.432959407276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1.48542682717024">
                <text:p>1.48542682717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1.53605290024021">
                <text:p>1.53605290024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.58496250072116">
                <text:p>1.584962500721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